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Elephant" svg:font-family="Elepha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paragraph-rsid="0010c109" style:font-size-asian="16pt" style:font-weight-asian="bold" style:font-size-complex="18pt"/>
    </style:style>
    <style:style style:name="P2" style:family="paragraph" style:parent-style-name="Standard">
      <style:text-properties fo:font-size="16pt" fo:font-weight="bold" officeooo:paragraph-rsid="0010c109" style:font-size-asian="16pt" style:font-weight-asian="bold"/>
    </style:style>
    <style:style style:name="P3" style:family="paragraph" style:parent-style-name="Standard">
      <style:text-properties fo:font-size="18pt" fo:font-weight="bold" officeooo:paragraph-rsid="0010c109" style:font-size-asian="18pt" style:font-weight-asian="bold" style:font-size-complex="18pt"/>
    </style:style>
    <style:style style:name="P4" style:family="paragraph" style:parent-style-name="Standard">
      <style:text-properties fo:font-size="14pt" officeooo:paragraph-rsid="0010c109" style:font-size-asian="14pt" style:font-size-complex="14pt"/>
    </style:style>
    <style:style style:name="P5" style:family="paragraph" style:parent-style-name="Standard">
      <style:text-properties fo:font-size="14pt" fo:font-weight="bold" officeooo:paragraph-rsid="0010c109" style:font-size-asian="14pt" style:font-weight-asian="bold" style:font-size-complex="14pt"/>
    </style:style>
    <style:style style:name="P6" style:family="paragraph" style:parent-style-name="Standard">
      <style:text-properties officeooo:paragraph-rsid="0010c109"/>
    </style:style>
    <style:style style:name="P7" style:family="paragraph" style:parent-style-name="Standard">
      <style:paragraph-properties fo:margin-left="2.54cm" fo:margin-right="0cm" fo:text-indent="0cm" style:auto-text-indent="false"/>
      <style:text-properties fo:font-size="14pt" fo:font-weight="bold" officeooo:paragraph-rsid="0010c109" style:font-size-asian="14pt" style:font-weight-asian="bold" style:font-size-complex="14pt"/>
    </style:style>
    <style:style style:name="P8" style:family="paragraph" style:parent-style-name="Standard">
      <style:paragraph-properties fo:margin-left="2.487cm" fo:margin-right="0cm" fo:text-indent="0.011cm" style:auto-text-indent="false"/>
      <style:text-properties officeooo:paragraph-rsid="0010c109"/>
    </style:style>
    <style:style style:name="P9" style:family="paragraph" style:parent-style-name="Standard">
      <style:paragraph-properties fo:margin-left="1.249cm" fo:margin-right="0cm" fo:text-indent="1.249cm" style:auto-text-indent="false"/>
      <style:text-properties fo:font-size="14pt" officeooo:paragraph-rsid="0010c109" style:font-size-asian="14pt" style:font-size-complex="14pt"/>
    </style:style>
    <style:style style:name="P10" style:family="paragraph" style:parent-style-name="Standard">
      <style:paragraph-properties fo:margin-left="1.249cm" fo:margin-right="0cm" fo:text-indent="1.249cm" style:auto-text-indent="false"/>
      <style:text-properties fo:font-size="14pt" fo:font-weight="bold" officeooo:paragraph-rsid="0010c109" style:font-size-asian="14pt" style:font-weight-asian="bold" style:font-size-complex="14pt"/>
    </style:style>
    <style:style style:name="P11" style:family="paragraph" style:parent-style-name="Standard">
      <style:paragraph-properties fo:margin-left="2.487cm" fo:margin-right="0cm" fo:text-indent="0cm" style:auto-text-indent="false"/>
      <style:text-properties fo:font-size="14pt" officeooo:paragraph-rsid="0010c109" style:font-size-asian="14pt" style:font-size-complex="14pt"/>
    </style:style>
    <style:style style:name="P12" style:family="paragraph" style:parent-style-name="Standard">
      <style:paragraph-properties fo:margin-left="2.487cm" fo:margin-right="0cm" fo:text-indent="0cm" style:auto-text-indent="false"/>
      <style:text-properties officeooo:paragraph-rsid="0010c109"/>
    </style:style>
    <style:style style:name="P13" style:family="paragraph" style:parent-style-name="Standard">
      <style:paragraph-properties fo:margin-left="0cm" fo:margin-right="0cm" fo:text-indent="1.249cm" style:auto-text-indent="false"/>
      <style:text-properties officeooo:paragraph-rsid="0010c109"/>
    </style:style>
    <style:style style:name="P14" style:family="paragraph" style:parent-style-name="Standard">
      <style:paragraph-properties fo:margin-left="5.253cm" fo:margin-right="0cm" fo:text-indent="1.249cm" style:auto-text-indent="false"/>
      <style:text-properties fo:font-size="14pt" officeooo:paragraph-rsid="0010c109" style:font-size-asian="14pt" style:font-size-complex="14pt"/>
    </style:style>
    <style:style style:name="P15" style:family="paragraph" style:parent-style-name="Standard">
      <style:paragraph-properties fo:margin-left="0cm" fo:margin-right="0cm" fo:text-indent="6.502cm" style:auto-text-indent="false"/>
      <style:text-properties fo:font-size="14pt" officeooo:paragraph-rsid="0010c109" style:font-size-asian="14pt" style:font-size-complex="14pt"/>
    </style:style>
    <style:style style:name="P16" style:family="paragraph" style:parent-style-name="Standard">
      <style:paragraph-properties fo:margin-left="9.991cm" fo:margin-right="0cm" fo:text-indent="1.249cm" style:auto-text-indent="false"/>
      <style:text-properties fo:font-size="14pt" officeooo:paragraph-rsid="0010c109" style:font-size-asian="14pt" style:font-size-complex="14pt"/>
    </style:style>
    <style:style style:name="P17" style:family="paragraph" style:parent-style-name="Standard">
      <style:paragraph-properties fo:margin-left="2.251cm" fo:margin-right="0cm" fo:text-indent="0cm" style:auto-text-indent="false"/>
      <style:text-properties fo:font-size="14pt" officeooo:paragraph-rsid="0010c109" style:font-size-asian="14pt" style:font-size-complex="14pt"/>
    </style:style>
    <style:style style:name="P18" style:family="paragraph" style:parent-style-name="Standard">
      <style:paragraph-properties fo:margin-left="2.251cm" fo:margin-right="0cm" fo:text-indent="0cm" style:auto-text-indent="false"/>
      <style:text-properties fo:font-size="14pt" officeooo:rsid="00117ab1" officeooo:paragraph-rsid="00117ab1" style:font-size-asian="14pt" style:font-size-complex="14pt"/>
    </style:style>
    <style:style style:name="P19" style:family="paragraph" style:parent-style-name="Standard">
      <style:paragraph-properties fo:margin-left="2.251cm" fo:margin-right="0cm" fo:text-indent="0cm" style:auto-text-indent="false"/>
      <style:text-properties fo:font-size="14pt" officeooo:paragraph-rsid="00117ab1" style:font-size-asian="14pt" style:font-size-complex="14pt"/>
    </style:style>
    <style:style style:name="P20" style:family="paragraph" style:parent-style-name="Heading_20_2">
      <style:text-properties officeooo:paragraph-rsid="0010c109"/>
    </style:style>
    <style:style style:name="T1" style:family="text">
      <style:text-properties fo:font-size="22pt" style:font-size-asian="22pt"/>
    </style:style>
    <style:style style:name="T2" style:family="text">
      <style:text-properties fo:font-size="16pt" style:font-size-asian="16pt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/>
    </style:style>
    <style:style style:name="T6" style:family="text">
      <style:text-properties fo:font-size="18pt" fo:font-weight="bold" officeooo:rsid="00117ab1" style:font-size-asian="18pt" style:font-weight-asian="bold" style:font-size-complex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17ab1" style:font-size-asian="14pt" style:font-size-complex="14pt"/>
    </style:style>
    <style:style style:name="T9" style:family="text">
      <style:text-properties fo:font-size="14pt" officeooo:rsid="00128924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fo:font-weight="bold" officeooo:rsid="00117ab1" style:font-size-asian="14pt" style:font-weight-asian="bold" style:font-size-complex="14pt"/>
    </style:style>
    <style:style style:name="T12" style:family="text">
      <style:text-properties fo:font-size="14pt" fo:font-style="italic" style:font-size-asian="14pt" style:font-style-asian="italic" style:font-size-complex="14pt"/>
    </style:style>
    <style:style style:name="T1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4" style:family="text">
      <style:text-properties fo:font-weight="bold" style:font-weight-asian="bold"/>
    </style:style>
    <style:style style:name="T15" style:family="text">
      <style:text-properties style:font-name="Elephant" fo:font-size="16pt" fo:font-weight="bold" style:font-size-asian="16pt" style:font-weight-asian="bold" style:font-name-complex="Elephant" style:font-size-complex="16pt"/>
    </style:style>
    <style:style style:name="T16" style:family="text">
      <style:text-properties style:font-name="Elephant" fo:font-size="16pt" fo:font-weight="bold" officeooo:rsid="00117ab1" style:font-size-asian="16pt" style:font-weight-asian="bold" style:font-name-complex="Elephant" style:font-size-complex="16pt"/>
    </style:style>
    <style:style style:name="T17" style:family="text">
      <style:text-properties officeooo:rsid="00117a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2">P R O P O Z I C E</text:h>
      <text:p text:style-name="P6"><text:span text:style-name="T1"><text:s text:c="8"/></text:span><text:span text:style-name="T2"><text:s text:c="20"/>soutěže v raketovém modelářství</text:span></text:p>
      <text:p text:style-name="P2"/>
      <text:p text:style-name="P6"><text:span text:style-name="T2"><text:tab/><text:tab/> <text:s text:c="12"/></text:span><text:span text:style-name="T4">„</text:span><text:span text:style-name="T5">Memoriál Rudolfa Dvořáka“</text:span></text:p>
      <text:p text:style-name="P3"/>
      <text:p text:style-name="P6"><text:span text:style-name="T2"><text:s text:c="38"/></text:span><text:span text:style-name="T5">KLUBOVÁ SOUTĚŽ</text:span></text:p>
      <text:p text:style-name="P6"><text:span text:style-name="T2"><text:s text:c="38"/></text:span><text:span text:style-name="T3">DLOUHÝ STREAMER</text:span></text:p>
      <text:p text:style-name="P6"><text:span text:style-name="T2"><text:s text:c="49"/></text:span><text:span text:style-name="T5">Ra 1</text:span><text:span text:style-name="T6">2</text:span></text:p>
      <text:p text:style-name="P1"/>
      <text:p text:style-name="P6"><text:span text:style-name="T2"><text:tab/></text:span><text:span text:style-name="T7"><text:tab/></text:span><text:span text:style-name="T10">Pořadatel: <text:s/>RMK Letostroj Letovice p.s.<text:tab/></text:span><text:span text:style-name="T12"><text:tab/></text:span></text:p>
      <text:p text:style-name="P6"><text:span text:style-name="T7"><text:tab/><text:tab/></text:span><text:span text:style-name="T10">Datum konání: 1</text:span><text:span text:style-name="T11">8</text:span><text:span text:style-name="T10">.9. 202</text:span><text:span text:style-name="T11">1</text:span><text:span text:style-name="T10"> <text:s/></text:span></text:p>
      <text:p text:style-name="P4"><text:tab/><text:tab/></text:p>
      <text:p text:style-name="P6"><text:span text:style-name="T7"><text:tab/><text:tab/></text:span><text:span text:style-name="T10">Místo:</text:span><text:span text:style-name="T7"> Letiště LK Letovice –Písečná</text:span></text:p>
      <text:p text:style-name="P4"><text:tab/><text:tab/>GPS <text:s/>49°32´40,06´´N <text:s/>16°36´2,23´´E</text:p>
      <text:p text:style-name="P4"><text:s/></text:p>
      <text:p text:style-name="P6"><text:span text:style-name="T7"><text:tab/><text:tab/></text:span><text:span text:style-name="T10">Ředitel soutěže: Jaroslav Cihla</text:span></text:p>
      <text:p text:style-name="P6"><text:span text:style-name="T7"><text:tab/><text:tab/></text:span><text:span text:style-name="T10">Sport. komisař: Bohuslav Kuda</text:span><text:span text:style-name="T7"><text:tab/><text:tab/></text:span></text:p>
      <text:p text:style-name="P6"><text:span text:style-name="T7"><text:s text:c="7"/><text:tab/><text:tab/></text:span><text:span text:style-name="T10">Kategorie:</text:span><text:span text:style-name="T7"> </text:span><text:span text:style-name="T10">S6A DS, </text:span><text:span text:style-name="T11">S7 polomakety</text:span></text:p>
      <text:p text:style-name="P7">Jedna věková kategorie!! </text:p>
      <text:p text:style-name="P7">Streamer se nebude měřit, předpokládá se, že bude mít každý 10 m streamer. </text:p>
      <text:p text:style-name="P6"><text:span text:style-name="T7"><text:tab/><text:tab/>Soutěžní kategorie</text:span><text:span text:style-name="T10">: </text:span><text:span text:style-name="T15">S6A – dlouhý streamer</text:span></text:p>
      <text:p text:style-name="P6"><text:span text:style-name="T15"><text:tab/><text:tab/><text:tab/><text:tab/><text:tab/> <text:s/></text:span><text:span text:style-name="T16">S7 polomakety </text:span><text:span text:style-name="T15"><text:s/><text:tab/></text:span></text:p>
      <text:p text:style-name="P5"><text:tab/><text:tab/><text:tab/></text:p>
      <text:p text:style-name="P6"><text:span text:style-name="T7"><text:tab/><text:tab/></text:span><text:span text:style-name="T13">Modely pro kat.S6A : <text:s/>průměr 30mm, délka 350mm (viz.A1/2)</text:span></text:p>
      <text:p text:style-name="P6"><text:span text:style-name="T10"><text:tab/><text:tab/></text:span><text:span text:style-name="T13">nebo průměr 40, délka 500 mm!!</text:span></text:p>
      <text:p text:style-name="P4"><text:tab/><text:tab/></text:p>
      <text:p text:style-name="P8"><text:span text:style-name="T14">Pravidla:</text:span> Platná FAI k 1.1.202<text:span text:style-name="T17">1</text:span> <text:s/>se zvláštním dodatkem (2018) v příloze ke kategorii S6A, Dlouhý streamer </text:p>
      <text:p text:style-name="P6"><text:span text:style-name="T7"><text:tab/><text:tab/></text:span><text:span text:style-name="T10">Startovací zařízení:</text:span><text:span text:style-name="T7"> rampy- průměr 5mm, nebo vlastní</text:span></text:p>
      <text:p text:style-name="P4"/>
      <text:p text:style-name="P6"><text:span text:style-name="T7"><text:tab/><text:tab/></text:span><text:span text:style-name="T10">Prezentace:</text:span><text:span text:style-name="T7"> od 9.30 na letišti</text:span></text:p>
      <text:p text:style-name="P6"><text:span text:style-name="T2"><text:tab/></text:span><text:span text:style-name="T7"><text:tab/> <text:s/></text:span><text:span text:style-name="T10">Přihlášky:</text:span><text:span text:style-name="T7"> </text:span><text:span text:style-name="T10">nejpozději</text:span><text:span text:style-name="T7"> </text:span><text:span text:style-name="T10">do </text:span><text:span text:style-name="T11">11</text:span><text:span text:style-name="T10">.9. 202</text:span><text:span text:style-name="T11">1</text:span><text:span text:style-name="T10">!</text:span><text:span text:style-name="T7"> <text:s/>zaslat na adresu:</text:span></text:p>
      <text:p text:style-name="P4"><text:tab/><text:tab/><text:tab/>Jiří Kašpar <text:s/>Skrchov 3 , <text:tab/>679 61 Letovice, CZ</text:p>
      <text:p text:style-name="P6"><text:span text:style-name="T7"><text:tab/><text:tab/></text:span><text:span text:style-name="T10">tel. +420606803431, e-mail: </text:span><text:a xlink:type="simple" xlink:href="mailto:kasparj45@seznam.cz" text:style-name="Internet_20_link" text:visited-style-name="Visited_20_Internet_20_Link"><text:span text:style-name="Internet_20_link"><text:span text:style-name="T10">kasparj45@seznam.cz</text:span></text:span></text:a></text:p>
      <text:p text:style-name="P5"/>
      <text:p text:style-name="P5"/>
      <text:p text:style-name="P6"/>
      <text:p text:style-name="P6"/>
      <text:p text:style-name="P10">Vklady: <text:span text:style-name="T17">2</text:span>00,-Kč </text:p>
      <text:p text:style-name="P6"><text:span text:style-name="T2"><text:tab/><text:tab/></text:span><text:span text:style-name="T10">Občerstvení: </text:span><text:span text:style-name="T7"><text:s/></text:span><text:span text:style-name="T10">zajištěno na letišti!</text:span></text:p>
      <text:p text:style-name="P4"><text:soft-page-break/><text:tab/></text:p>
      <text:p text:style-name="P6"><text:span text:style-name="T7"><text:tab/><text:tab/></text:span><text:span text:style-name="T10">Cestovné:</text:span><text:span text:style-name="T7"> nebude hrazeno, hradí vysílající organizace</text:span></text:p>
      <text:p text:style-name="P4"><text:tab/><text:tab/>s výjimkou delegovaných funkcionářů</text:p>
      <text:p text:style-name="P4"><text:tab/><text:tab/></text:p>
      <text:p text:style-name="P6"><text:span text:style-name="T7"><text:tab/><text:tab/></text:span><text:span text:style-name="T10">Protesty:</text:span><text:span text:style-name="T7"> dle FAI</text:span></text:p>
      <text:p text:style-name="P4"/>
      <text:p text:style-name="P6"><text:span text:style-name="T7"><text:tab/><text:tab/></text:span><text:span text:style-name="T10">Jury:</text:span><text:span text:style-name="T7"> bude jmenována před zahájením soutěže</text:span></text:p>
      <text:p text:style-name="P4"/>
      <text:p text:style-name="P6"><text:span text:style-name="T7"><text:tab/><text:tab/></text:span><text:span text:style-name="T10">Motory:</text:span><text:span text:style-name="T7"> pro kat. S6A, libovolné s atestem – 2,5Ns </text:span></text:p>
      <text:p text:style-name="P6"><text:span text:style-name="T7"><text:tab/><text:tab/><text:tab/><text:tab/> <text:s text:c="8"/></text:span><text:span text:style-name="T8">S 7 podle pravidel FAI </text:span><text:span text:style-name="T7"><text:tab/></text:span></text:p>
      <text:p text:style-name="P4"><text:tab/><text:tab/><text:tab/> <text:s text:c="5"/><text:tab/><text:tab/><text:tab/> <text:s text:c="5"/><text:tab/><text:tab/></text:p>
      <text:p text:style-name="P12"><text:span text:style-name="T10">Hodnocení:</text:span><text:span text:style-name="T7"> první </text:span><text:span text:style-name="T8">tř</text:span><text:span text:style-name="T9">i</text:span><text:span text:style-name="T8"> </text:span><text:span text:style-name="T7">soutěžící obdrží diplom a věcnou cenu.</text:span></text:p>
      <text:p text:style-name="P11"><text:tab/><text:tab/></text:p>
      <text:p text:style-name="P13"><text:span text:style-name="T7"><text:tab/></text:span><text:span text:style-name="T10">Časový rozvrh: <text:s/>9.30 prezentace, </text:span><text:span text:style-name="T11">odevzdání maket S7</text:span></text:p>
      <text:p text:style-name="P14">9.45 vzpomínka na Rudolfa Dvořáka</text:p>
      <text:p text:style-name="P15">10.00 <text:s text:c="2"/>zahájení soutěže</text:p>
      <text:p text:style-name="P17">10.00 – 12.00<text:tab/><text:span text:style-name="T17">tři</text:span> kol<text:span text:style-name="T17">a</text:span> kategorie S6A dl.streamer</text:p>
      <text:p text:style-name="P18">12.00 – 12.30 <text:s text:c="8"/>oběd</text:p>
      <text:p text:style-name="P18">12.30 - <text:s/>14.00 <text:s text:c="7"/>dvě kola S7</text:p>
      <text:p text:style-name="P19"><text:span text:style-name="T17">14.30 <text:s text:c="20"/></text:span><text:tab/>vyhlášení výsledků</text:p>
      <text:p text:style-name="P9"/>
      <text:p text:style-name="P4"><text:tab/><text:tab/>Pořadatel si vyhrazuje případné změny programu!</text:p>
      <text:p text:style-name="P4"/>
      <text:p text:style-name="P4"><text:tab/><text:tab/><text:tab/><text:tab/><text:tab/><text:tab/><text:tab/><text:tab/><text:tab/></text:p>
      <text:p text:style-name="P16">Jiří Kašpar</text:p>
      <text:p text:style-name="P9"><text:span text:style-name="T17">2</text:span>4.<text:span text:style-name="T17">8</text:span>..202<text:span text:style-name="T17">1</text:span></text:p>
      <text:p text:style-name="P9"/>
      <text:p text:style-name="P9"/>
      <text:p text:style-name="P4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Elephant" svg:font-family="Elepha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3.747cm" fo:margin-right="0cm" fo:text-indent="1.249cm" style:auto-text-indent="false" fo:keep-with-next="always"/>
      <style:text-properties fo:font-size="22pt" fo:font-weight="bold" style:font-size-asian="22pt" style:font-weight-asian="bold" style:font-size-complex="10pt"/>
    </style:style>
    <style:style style:name="Standardní_20_písmo_20_odstavce" style:display-name="Standardní písmo odstavce" style:family="text"/>
    <style:style style:name="Internet_20_link" style:display-name="Internet link" style:family="text" style:parent-style-name="Standardní_20_písmo_20_odstavce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4T10:23:35.429000000</meta:creation-date>
    <dc:date>2021-08-31T07:36:47.033000000</dc:date>
    <meta:editing-duration>PT13M18S</meta:editing-duration>
    <meta:editing-cycles>3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53" meta:word-count="229" meta:character-count="1862" meta:non-whitespace-character-count="1323"/>
  </office:meta>
</office:document-meta>
</file>